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26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7_15_52" table:style-name="ta1">
        <table:shapes>
          <draw:frame draw:z-index="0" draw:style-name="gr1" draw:text-style-name="P1" svg:width="6.2988in" svg:height="3.5429in" svg:x="1.5327in" svg:y="0.0394in">
            <draw:object draw:notify-on-update-of-ranges="17_15_52.A1:17_15_52.A6 17_15_52.B1:17_15_52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9900" calcext:value-type="float">
            <text:p>12299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170600" calcext:value-type="float">
            <text:p>311706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7202900" calcext:value-type="float">
            <text:p>1272029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373245100" calcext:value-type="float">
            <text:p>33732451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440411200" calcext:value-type="float">
            <text:p>1344041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04T17:17:46.482000000</dc:date>
    <meta:editing-duration>PT1M22S</meta:editing-duration>
    <meta:editing-cycles>1</meta:editing-cycles>
    <meta:document-statistic meta:table-count="1" meta:cell-count="12" meta:object-count="1"/>
    <meta:generator>LibreOffice/7.2.5.2$Windows_X86_64 LibreOffice_project/499f9727c189e6ef3471021d6132d4c694f357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17_15_52.A1:17_15_52.B6" svg:x="0.32cm" svg:y="0.18cm" svg:width="15.36cm" svg:height="8.64cm">
          <chart:coordinate-region svg:x="2.476cm" svg:y="0.382cm" svg:width="12.44cm" svg:height="7.78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17_15_52.B1:17_15_52.B6" chart:class="chart:scatter">
            <chart:domain table:cell-range-address="17_15_52.A1:17_15_52.A6"/>
            <chart:regression-curve chart:style-name="ch7">
              <chart:equation chart:display-equation="true" chart:display-r-square="tru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17_15_52.A1:17_15_52.A6</svg:desc>
                </draw:g>
              </table:table-cell>
              <table:table-cell office:value-type="float" office:value="12000">
                <text:p>12000</text:p>
                <draw:g>
                  <svg:desc>17_15_52.B1:17_15_52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229900">
                <text:p>1229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31170600">
                <text:p>31170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27202900">
                <text:p>1272029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373245100">
                <text:p>3373245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3440411200">
                <text:p>13440411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